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Helvetica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609cm" style:contextual-spacing="false" fo:orphans="2" fo:widows="2" fo:text-indent="0cm" style:auto-text-indent="false"/>
      <style:text-properties fo:font-variant="normal" fo:text-transform="none" fo:color="#000000" loext:opacity="100%" style:font-name="Roboto" fo:font-size="10.5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.159cm" style:contextual-spacing="false" fo:orphans="2" fo:widows="2" fo:padding="0cm" fo:border="none"/>
      <style:text-properties fo:font-variant="normal" fo:text-transform="none" fo:color="#000000" loext:opacity="100%" style:font-name="Roboto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609cm" style:contextual-spacing="false" fo:orphans="2" fo:widows="2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loext:opacity="100%" style:font-name="Roboto" fo:font-size="10.5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Roboto" fo:font-size="10.5pt" fo:letter-spacing="normal" fo:font-style="normal" fo:font-weight="bold"/>
    </style:style>
    <style:style style:name="T4" style:family="text">
      <style:text-properties fo:font-variant="normal" fo:text-transform="none" fo:color="#000000" loext:opacity="100%" style:font-name="Roboto" fo:font-size="10.5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Oui bien sûr ! Aujourd’hui <text:span text:style-name="Strong_20_Emphasis"><text:span text:style-name="T1">dans toutes les disciplines on utilise des logiciels qui demandent des connaissances en informatique</text:span></text:span>. En choisissant NSI, vous prenez un temps d’avance, et vous vous préparez à de nombreux métiers en pleine transformation avec le numérique.</text:p>
      <text:p text:style-name="P3"><text:span text:style-name="T2">Récemment, des égyptologues ont construit un </text:span><text:a xlink:type="simple" xlink:href="http://vega-vocabulaire-egyptien-ancien.fr/" office:target-frame-name="_blank" xlink:show="new" text:style-name="Internet_20_link" text:visited-style-name="Visited_20_Internet_20_Link"><text:span text:style-name="T4">logiciel pour aider à traduire les hiéroglyphes</text:span></text:a><text:span text:style-name="T2"> : ce sont des historiens qui ont de grandes connaissances en informatique. </text:span><text:span text:style-name="Strong_20_Emphasis"><text:span text:style-name="T3">La programmation n’est plus réservée seulement aux mathématiques et à la physique aujourd’hui</text:span></text:span><text:span text:style-name="T2">, on l’utilise dans tous les domaines : cinéma, économie, services à la personne, développement durable…</text:span></text:p>
      <text:p text:style-name="P1"/>
      <text:p text:style-name="P1">Plusieurs parcours d’études supérieures préparent spécifiquement à ces métiers :</text:p>
      <text:list xml:id="list2747802812" text:style-name="L1">
        <text:list-item>
          <text:p text:style-name="P2">Les universités en informatique</text:p>
        </text:list-item>
        <text:list-item>
          <text:p text:style-name="P2">Les écoles d’ingénieur post-bac</text:p>
        </text:list-item>
        <text:list-item>
          <text:p text:style-name="P2">Les classes prépa, avec une nouvelle section MPI (Maths-Physique-Informatique)</text:p>
        </text:list-item>
        <text:list-item>
          <text:p text:style-name="P2">Les IUT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6T11:50:46.788000000</meta:creation-date>
    <dc:date>2023-04-06T11:55:59.566000000</dc:date>
    <meta:editing-duration>PT5M13S</meta:editing-duration>
    <meta:editing-cycles>1</meta:editing-cycles>
    <meta:document-statistic meta:table-count="0" meta:image-count="0" meta:object-count="0" meta:page-count="1" meta:paragraph-count="7" meta:word-count="127" meta:character-count="863" meta:non-whitespace-character-count="747"/>
    <meta:generator>LibreOffice/7.2.5.2$Windows_X86_64 LibreOffice_project/499f9727c189e6ef3471021d6132d4c694f357e5</meta:generator>
  </office:meta>
</office:document-meta>
</file>